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cusFlow</text:h>
      <text:p text:style-name="P1"/>
      <text:h text:style-name="Heading_20_2" text:outline-level="2">1. Specyfikacja</text:h>
      <text:h text:style-name="Heading_20_3" text:outline-level="3">Opis projektu</text:h>
      <text:p text:style-name="Text_20_body"><text:span text:style-name="T1">Aplikacja służąca do zarządzania produktywnością swojego czasu pracy analizująca realizowane przez nas zadania oraz czas im poświęcony.</text:span></text:p>
      <text:h text:style-name="Heading_20_3" text:outline-level="3">Funkcje aplikacji</text:h>
      <text:list xml:id="list3666274299229990697" text:style-name="L3">
        <text:list-item>
          <text:p text:style-name="P3">Tworzenie listy zadań</text:p>
        </text:list-item>
        <text:list-item>
          <text:p text:style-name="P3">Tworzenie kategorii dla zadań</text:p>
        </text:list-item>
        <text:list-item>
          <text:p text:style-name="P3">Ustalanie deadline'ów</text:p>
        </text:list-item>
        <text:list-item>
          <text:p text:style-name="P3">Komunikaty o deadline'ach</text:p>
        </text:list-item>
        <text:list-item>
          <text:p text:style-name="P3">Zaznaczanie czasu realizacji zadań</text:p>
        </text:list-item>
        <text:list-item>
          <text:p text:style-name="P3">Rozpoczęcie/zakończenie realizowania zadania</text:p>
        </text:list-item>
        <text:list-item>
          <text:p text:style-name="P3">Dodawanie opisów do zadań</text:p>
        </text:list-item>
        <text:list-item>
          <text:p text:style-name="P3">Podgląd wykonanych zadań</text:p>
        </text:list-item>
        <text:list-item>
          <text:p text:style-name="P3">Raporty produktywności (czas, kategorię, itp.)</text:p>
        </text:list-item>
        <text:list-item>
          <text:p text:style-name="P3">Sugerowanie zadań na podstawie wcześniejszych aktywności</text:p>
        </text:list-item>
      </text:list>
      <text:p text:style-name="P2">Aplikacja pozwala robienie wielu zadań jednocześnie.</text:p>
      <text:h text:style-name="Heading_20_2" text:outline-level="2">Projektowanie systemu</text:h>
      <text:h text:style-name="Heading_20_3" text:outline-level="3">Technologie</text:h>
      <text:list xml:id="list6150267834361021088" text:style-name="L5">
        <text:list-item>
          <text:p text:style-name="P4">Backend: <text:span text:style-name="T2">Java Spring Boot</text:span></text:p>
        </text:list-item>
        <text:list-item>
          <text:p text:style-name="P4">Frontend: <text:span text:style-name="T2">ReactJS + tailwindcss</text:span></text:p>
        </text:list-item>
        <text:list-item>
          <text:p text:style-name="P4">Baza danych: <text:span text:style-name="T2">PostgreSQL</text:span></text:p>
        </text:list-item>
      </text:list>
      <text:p text:style-name="Text_20_body"/>
      <text:p text:style-name="Text_20_body"><text:span text:style-name="T2">Zabezpieczenia</text:span>:</text:p>
      <text:list xml:id="list8882647163241767504" text:style-name="L6">
        <text:list-item>
          <text:p text:style-name="P5">autentykacja oparta na <text:span text:style-name="T2">JWT</text:span> (session token + refresh token)</text:p>
        </text:list-item>
        <text:list-item>
          <text:p text:style-name="P5">hashowane hasło</text:p>
        </text:list-item>
        <text:list-item>
          <text:p text:style-name="P5">wymuszanie zmiany hasła co 90 dni, zapamiętywanie 3 ostatnich haseł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84d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000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cper Smoliński</meta:initial-creator>
    <meta:creation-date>2026-02-11T19:22:54</meta:creation-date>
    <dc:date>2026-02-11T20:07:40</dc:date>
    <dc:creator>Kacper Smoliński</dc:creator>
    <meta:editing-duration>PT29M36S</meta:editing-duration>
    <meta:editing-cycles>5</meta:editing-cycles>
    <meta:generator>OpenOffice/4.1.15$Unix OpenOffice.org_project/4115m2$Build-9813</meta:generator>
    <meta:document-statistic meta:table-count="0" meta:image-count="0" meta:object-count="0" meta:page-count="1" meta:paragraph-count="25" meta:word-count="119" meta:character-count="848"/>
  </office:meta>
</office:document-meta>
</file>